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15c" officeooo:paragraph-rsid="001451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gh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0:38:41.649185100</meta:creation-date>
    <dc:date>2023-10-30T20:38:49.7978905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